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8cm" svg:height="0.768cm" svg:x="2.675cm" svg:y="1.969cm">
          <draw:glue-point draw:id="12" svg:x="4.461cm" svg:y="-1.914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26cm" svg:height="0.469cm" svg:x="2.858cm" svg:y="2.1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curve" draw:line-skew="0.311cm -0.102cm" svg:x1="2.789cm" svg:y1="2.081cm" svg:x2="2.675cm" svg:y2="2.353cm" draw:start-shape="id1" draw:start-glue-point="5" draw:end-shape="id1" draw:end-glue-point="6" svg:d="m2789 2081c0-453-359-377-613-197s-405 469 499 469">
          <text:p/>
        </draw:connector>
        <draw:custom-shape draw:style-name="gr1" draw:text-style-name="P1" xml:id="id2" draw:id="id2" draw:layer="layout" svg:width="0.78cm" svg:height="0.768cm" svg:x="5.196cm" svg:y="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26cm" svg:height="0.469cm" svg:x="5.379cm" svg:y="2.0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3" draw:text-style-name="P1" draw:layer="layout" draw:type="curve" draw:line-skew="0cm 0.237cm" svg:x1="5.976cm" svg:y1="2.336cm" svg:x2="5.862cm" svg:y2="2.064cm" draw:start-shape="id2" draw:start-glue-point="10" draw:end-shape="id2" draw:end-glue-point="11" svg:d="m5976 2336c753 0 627-324 411-533s-525-303-525 261">
          <text:p/>
        </draw:connector>
        <draw:connector draw:style-name="gr3" draw:text-style-name="P1" draw:layer="layout" draw:type="curve" svg:x1="5.196cm" svg:y1="2.336cm" svg:x2="3.412cm" svg:y2="2.207cm" draw:start-shape="id2" draw:start-glue-point="6" draw:end-shape="id1" draw:end-glue-point="12" svg:d="m5196 2336c-1305 0-413-129-1784-129">
          <text:p/>
        </draw:connector>
        <draw:frame draw:style-name="gr2" draw:layer="layout" svg:width="2.22cm" svg:height="0.469cm" svg:x="0.789cm" svg:y="1.1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3cm" svg:height="0.469cm" svg:x="3.999cm" svg:y="1.7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707cm" svg:height="0.469cm" svg:x="5.487cm" svg:y="1.034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4:50:10</dc:date>
    <dc:creator>kkk </dc:creator>
    <meta:editing-duration>PT9H24M21S</meta:editing-duration>
    <meta:editing-cycles>42</meta:editing-cycles>
    <meta:generator>LibreOffice/3.3$Linux LibreOffice_project/330m19$Build-401</meta:generator>
    <meta:document-statistic meta:object-count="10"/>
  </office:meta>
</office:document-meta>
</file>

<file path=Object 10/content.xml><?xml version="1.0" encoding="utf-8"?>
<math xmlns="http://www.w3.org/1998/Math/MathML">
  <semantics>
    <mn>01,10,11</mn>
    <annotation encoding="StarMath 5.0">01,10,11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5/content.xml><?xml version="1.0" encoding="utf-8"?>
<math xmlns="http://www.w3.org/1998/Math/MathML">
  <semantics>
    <mn>00,01,10,11</mn>
    <annotation encoding="StarMath 5.0">00,01,10,11</annotation>
  </semantics>
</math>
</file>

<file path=Object 8/content.xml><?xml version="1.0" encoding="utf-8"?>
<math xmlns="http://www.w3.org/1998/Math/MathML">
  <semantics>
    <mn>00</mn>
    <annotation encoding="StarMath 5.0">00</annotation>
  </semantics>
</math>
</file>